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Preformatted_20_Text">
      <style:text-properties style:font-name="Albany" fo:font-size="9pt" style:font-size-asian="9pt" style:font-size-complex="9pt"/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HG Mincho Light J" style:font-style-asian="italic" style:font-weight-asian="bold" style:font-name-complex="Tahoma" style:font-style-complex="italic" style:font-weight-complex="bold"/>
    </style:style>
    <style:style style:name="P6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Cumberland" style:font-style-asian="italic" style:font-weight-asian="bold" style:font-name-complex="Cumberland" style:font-style-complex="italic" style:font-weight-complex="bold"/>
    </style:style>
    <style:style style:name="P7" style:family="paragraph" style:parent-style-name="Text_20_body" style:list-style-name="L1">
      <style:text-properties fo:language="en" fo:country="GB"/>
    </style:style>
    <style:style style:name="P8" style:family="paragraph" style:parent-style-name="Text_20_body" style:list-style-name="L2">
      <style:text-properties fo:language="en" fo:country="GB"/>
    </style:style>
    <style:style style:name="P9" style:family="paragraph" style:parent-style-name="Text_20_body" style:list-style-name="L3">
      <style:text-properties fo:language="en" fo:country="GB"/>
    </style:style>
    <style:style style:name="P10" style:family="paragraph" style:parent-style-name="Text_20_body" style:list-style-name="L2"/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style:font-name="Albany" fo:font-size="9pt" fo:language="en" fo:country="GB" style:font-size-asian="9pt" style:font-size-complex="9pt"/>
    </style:style>
    <style:style style:name="T3" style:family="text">
      <style:text-properties style:font-name="Albany" fo:font-size="9pt" fo:language="en" fo:country="GB" fo:font-style="normal" fo:font-weight="normal" style:font-name-asian="Cumberland" style:font-size-asian="9pt" style:font-style-asian="normal" style:font-weight-asian="normal" style:font-name-complex="Cumberland" style:font-size-complex="9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ests for Simple License Featur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1.Tests|outline" text:style-name="Internet_20_link" text:visited-style-name="Internet_20_link">1Tests<text:tab/>1</text:a></text:p>
          <text:p text:style-name="P12"><text:a xlink:type="simple" xlink:href="#1.1.FileExtension .oxt, no description.xml|outline" text:style-name="Internet_20_link" text:visited-style-name="Internet_20_link">1.1FileExtension .oxt, no description.xml<text:tab/>1</text:a></text:p>
          <text:p text:style-name="P12"><text:a xlink:type="simple" xlink:href="#1.2. Invalid description.xml|outline" text:style-name="Internet_20_link" text:visited-style-name="Internet_20_link">1.2 Invalid description.xml<text:tab/>1</text:a></text:p>
          <text:p text:style-name="P12"><text:a xlink:type="simple" xlink:href="#1.3.No proper root element in description.xml|outline" text:style-name="Internet_20_link" text:visited-style-name="Internet_20_link">1.3No proper root element in description.xml<text:tab/>2</text:a></text:p>
          <text:p text:style-name="P12"><text:a xlink:type="simple" xlink:href="#1.4.Wrong Namespace|outline" text:style-name="Internet_20_link" text:visited-style-name="Internet_20_link">1.4Wrong Namespace<text:tab/>2</text:a></text:p>
          <text:p text:style-name="P12"><text:a xlink:type="simple" xlink:href="#1.5.No shared installation|outline" text:style-name="Internet_20_link" text:visited-style-name="Internet_20_link">1.5No shared installation<text:tab/>2</text:a></text:p>
          <text:p text:style-name="P12"><text:a xlink:type="simple" xlink:href="#1.6.User installation with license|outline" text:style-name="Internet_20_link" text:visited-style-name="Internet_20_link">1.6User installation with license<text:tab/>3</text:a></text:p>
          <text:p text:style-name="P12"><text:a xlink:type="simple" xlink:href="#1.7.Shared installation with license |outline" text:style-name="Internet_20_link" text:visited-style-name="Internet_20_link">1.7Shared installation with license <text:tab/>3</text:a></text:p>
          <text:p text:style-name="P12"><text:a xlink:type="simple" xlink:href="#1.8.Missing license reference|outline" text:style-name="Internet_20_link" text:visited-style-name="Internet_20_link">1.8Missing license reference<text:tab/>3</text:a></text:p>
          <text:p text:style-name="P12"><text:a xlink:type="simple" xlink:href="#1.9.Missing license file|outline" text:style-name="Internet_20_link" text:visited-style-name="Internet_20_link">1.9Missing license file<text:tab/>3</text:a></text:p>
          <text:p text:style-name="P12"><text:a xlink:type="simple" xlink:href="#1.10.No language attribute|outline" text:style-name="Internet_20_link" text:visited-style-name="Internet_20_link">1.10No language attribute<text:tab/>4</text:a></text:p>
          <text:p text:style-name="P12"><text:a xlink:type="simple" xlink:href="#1.11.No license-id and default-license-id attribute|outline" text:style-name="Internet_20_link" text:visited-style-name="Internet_20_link">1.11No license-id and default-license-id attribute<text:tab/>4</text:a></text:p>
          <text:p text:style-name="P12"><text:a xlink:type="simple" xlink:href="#1.12.Long License|outline" text:style-name="Internet_20_link" text:visited-style-name="Internet_20_link">1.12Long License<text:tab/>4</text:a></text:p>
          <text:p text:style-name="P12"><text:a xlink:type="simple" xlink:href="#1.13.Matching Locale|outline" text:style-name="Internet_20_link" text:visited-style-name="Internet_20_link">1.13Matching Locale<text:tab/>5</text:a></text:p>
          <text:p text:style-name="P12"><text:a xlink:type="simple" xlink:href="#1.14.Prefix Test|outline" text:style-name="Internet_20_link" text:visited-style-name="Internet_20_link">1.14Prefix Test<text:tab/>5</text:a></text:p>
          <text:p text:style-name="P12"><text:a xlink:type="simple" xlink:href="#1.15.suppress-if-required|outline" text:style-name="Internet_20_link" text:visited-style-name="Internet_20_link">1.15suppress-if-required<text:tab/>6</text:a></text:p>
          <text:p text:style-name="P11"><text:a xlink:type="simple" xlink:href="#2.Content of description.xml|outline" text:style-name="Internet_20_link" text:visited-style-name="Internet_20_link">2Content of description.xml<text:tab/>6</text:a></text:p>
          <text:p text:style-name="P12"><text:a xlink:type="simple" xlink:href="#2.1.ShortLicense.oxt|outline" text:style-name="Internet_20_link" text:visited-style-name="Internet_20_link">2.1ShortLicense.oxt<text:tab/>6</text:a></text:p>
          <text:p text:style-name="P12"><text:a xlink:type="simple" xlink:href="#2.2.ShortLicenseShared.oxt|outline" text:style-name="Internet_20_link" text:visited-style-name="Internet_20_link">2.2ShortLicenseShared.oxt<text:tab/>6</text:a></text:p>
          <text:p text:style-name="P12"><text:a xlink:type="simple" xlink:href="#2.3.MissingLicRef.oxt|outline" text:style-name="Internet_20_link" text:visited-style-name="Internet_20_link">2.3MissingLicRef.oxt<text:tab/>6</text:a></text:p>
          <text:p text:style-name="P12"><text:a xlink:type="simple" xlink:href="#2.4.MissingLic.oxt|outline" text:style-name="Internet_20_link" text:visited-style-name="Internet_20_link">2.4MissingLic.oxt<text:tab/>7</text:a></text:p>
          <text:p text:style-name="P12"><text:a xlink:type="simple" xlink:href="#2.5.LongLic.oxt|outline" text:style-name="Internet_20_link" text:visited-style-name="Internet_20_link">2.5LongLic.oxt<text:tab/>7</text:a></text:p>
          <text:p text:style-name="P12"><text:a xlink:type="simple" xlink:href="#2.6.NoLang.oxt|outline" text:style-name="Internet_20_link" text:visited-style-name="Internet_20_link">2.6NoLang.oxt<text:tab/>7</text:a></text:p>
          <text:p text:style-name="P12"><text:a xlink:type="simple" xlink:href="#2.7.NoDefLang.oxt|outline" text:style-name="Internet_20_link" text:visited-style-name="Internet_20_link">2.7NoDefLang.oxt<text:tab/>7</text:a></text:p>
          <text:p text:style-name="P12"><text:a xlink:type="simple" xlink:href="#2.8.suppress_license.oxt|outline" text:style-name="Internet_20_link" text:visited-style-name="Internet_20_link">2.8suppress_license.oxt<text:tab/>7</text:a></text:p>
        </text:index-body>
      </text:table-of-content>
      <text:p text:style-name="P1"/>
      <text:h text:style-name="Heading_20_1" text:outline-level="1">Tests</text:h>
      <text:h text:style-name="P4" text:outline-level="2">FileExtension .oxt, no description.xml</text:h>
      <text:p text:style-name="P2">In this test, the extension has the new file extension .oxt and does not contain the description.xml.</text:p>
      <text:p text:style-name="P2">Procedure: <text:span text:style-name="Definition"><text:span text:style-name="T1">Install the extension using either of these ways</text:span></text:span></text:p>
      <text:list xml:id="list30553090" text:style-name="L1">
        <text:list-item>
          <text:p text:style-name="P7"><text:span text:style-name="Definition">Office, My Packages</text:span></text:p>
        </text:list-item>
        <text:list-item>
          <text:p text:style-name="P7"><text:span text:style-name="Definition">unopkg gui, My Packages</text:span></text:p>
        </text:list-item>
        <text:list-item>
          <text:p text:style-name="P7"><text:span text:style-name="Definition">unopkg gui, StarOffice Packages</text:span></text:p>
        </text:list-item>
        <text:list-item>
          <text:p text:style-name="P7"><text:span text:style-name="Definition">unopkg add </text:span></text:p>
        </text:list-item>
        <text:list-item>
          <text:p text:style-name="P7"><text:span text:style-name="Definition">unopkg add --shared.</text:span></text:p>
        </text:list-item>
      </text:list>
      <text:p text:style-name="P2"><text:span text:style-name="Definition">Expected Result: The extension will be installed, is enabled and usable.</text:span></text:p>
      <text:p text:style-name="P2"><text:span text:style-name="Definition">File: NoDesc.oxt</text:span></text:p>
      <text:h text:style-name="P4" text:outline-level="2"><text:s/>Invalid description.xml</text:h>
      <text:p text:style-name="P2">In this text, the extension has a description.xml but the content is invalid.</text:p>
      <text:p text:style-name="P2"><text:soft-page-break/>Procedure: <text:span text:style-name="Definition"><text:span text:style-name="T1">Install the extension using either of these ways</text:span></text:span></text:p>
      <text:list xml:id="list30553155" text:style-name="L2">
        <text:list-item>
          <text:p text:style-name="P8"><text:span text:style-name="Definition">Office, My Packages</text:span></text:p>
        </text:list-item>
        <text:list-item>
          <text:p text:style-name="P8"><text:span text:style-name="Definition">unopkg gui, My Packages</text:span></text:p>
        </text:list-item>
        <text:list-item>
          <text:p text:style-name="P8"><text:span text:style-name="Definition"><text:span text:style-name="T1">unopkg gui, StarOffice Packages</text:span></text:span></text:p>
        </text:list-item>
        <text:list-item>
          <text:p text:style-name="P10"><text:span text:style-name="Definition"><text:span text:style-name="T1">unopkg add </text:span></text:span></text:p>
        </text:list-item>
        <text:list-item>
          <text:p text:style-name="P10"><text:span text:style-name="Definition"><text:span text:style-name="T1">unopkg add –shared.</text:span></text:span></text:p>
        </text:list-item>
      </text:list>
      <text:p text:style-name="P2">Expected Result: The extension will not be installed.</text:p>
      <text:p text:style-name="P2">File: BadDesc.oxt</text:p>
      <text:h text:style-name="Heading_20_2" text:outline-level="2">No proper root element in description.xml</text:h>
      <text:p text:style-name="Text_20_body">The root element must be &lt;description&gt;. In this test the root element is &lt;test&gt;.</text:p>
      <text:p text:style-name="P2">Procedure: <text:span text:style-name="Definition"><text:span text:style-name="T1">Install the extension using either of these ways</text:span></text:span></text:p>
      <text:list xml:id="list30570872" text:style-name="L3">
        <text:list-item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span text:style-name="Definition"><text:span text:style-name="T1">unopkg add –shared.</text:span></text:span></text:p>
        </text:list-item>
      </text:list>
      <text:p text:style-name="P2">Expected Result: The extension must not be installed.</text:p>
      <text:p text:style-name="P2"><text:span text:style-name="Definition"><text:span text:style-name="T1">File: BadRoot.oxt</text:span></text:span></text:p>
      <text:h text:style-name="Heading_20_2" text:outline-level="2"><text:span text:style-name="Definition"><text:span text:style-name="T1">Wrong Namespace</text:span></text:span></text:h>
      <text:p text:style-name="Text_20_body"><text:span text:style-name="Definition"><text:span text:style-name="T1">In this test the elements in description.xml have the wrong namespace. The correct namespace to date is http://openoffice.org/extensions/description/2006"</text:span></text:span></text:p>
      <text:p text:style-name="P2">Procedure:<text:span text:style-name="Definition"><text:span text:style-name="T1">Install the extension using either of these ways</text:span></text:span></text:p>
      <text:list xml:id="list31318082" text:continue-list="list30570872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span text:style-name="Definition"><text:span text:style-name="T1">unopkg add –shared.</text:span></text:span></text:p>
        </text:list-item>
      </text:list>
      <text:p text:style-name="P2">Expected Result: The extension will not be installed.</text:p>
      <text:p text:style-name="P2"><text:span text:style-name="Definition"><text:span text:style-name="T1">File: BadNamespace.oxt</text:span></text:span></text:p>
      <text:h text:style-name="Heading_20_2" text:outline-level="2"><text:span text:style-name="Definition"><text:span text:style-name="T1">No shared installation</text:span></text:span></text:h>
      <text:p text:style-name="Text_20_body"><text:span text:style-name="Definition"><text:span text:style-name="T1">In this test, an extensions is used which contains a license which every user has to accept. Therefor it cannot be installed as shared extension.</text:span></text:span></text:p>
      <text:p text:style-name="P2">Procedure: <text:span text:style-name="Definition">Install the extension using either of these ways </text:span></text:p>
      <text:list xml:id="list31326198" text:continue-list="list31318082" text:style-name="L3">
        <text:list-item text:start-value="1"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–shared.</text:span></text:span></text:p>
        </text:list-item>
      </text:list>
      <text:p text:style-name="P2"><text:soft-page-break/><text:span text:style-name="Definition"><text:span text:style-name="T1">Expected Result: The extension will not be installed.</text:span></text:span></text:p>
      <text:p text:style-name="P2"><text:span text:style-name="Definition"><text:span text:style-name="T1">File: ShortLicense.oxt (</text:span></text:span><text:a xlink:type="simple" xlink:href="#2.1.ShortLicense.oxt|outline"><text:span text:style-name="Definition"><text:span text:style-name="T1">2.1ShortLicense.oxt</text:span></text:span></text:a><text:a xlink:type="simple" xlink:href="#1.6.ShortLicense.oxt|outline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User installation with licens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an extension is installed in user mode. The license dialog is shown and when the user accepts the license then the extension will be installed.</text:span></text:span></text:a></text:p>
      <text:p text:style-name="P2">Procedure: Use an office with locale en-US. <text:span text:style-name="Definition"><text:span text:style-name="T1">Install the extension using either of these ways</text:span></text:span></text:p>
      <text:list xml:id="list31326231" text:continue-list="list31326198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</text:list>
      <text:p text:style-name="P2"><text:span text:style-name="Definition"><text:span text:style-name="T1">Expected Result: The extension will be installed, </text:span></text:span><text:span text:style-name="Definition"><text:span text:style-name="T1">is enabled and usable.</text:span></text:span></text:p>
      <text:p text:style-name="P2"><text:span text:style-name="Definition"><text:span text:style-name="T1">File: ShortLicense.oxt (</text:span></text:span><text:a xlink:type="simple" xlink:href="#2.1.ShortLicense.oxt|outline"><text:span text:style-name="Definition"><text:span text:style-name="T1">2.1ShortLicense.oxt</text:span></text:span></text:a><text:a xlink:type="simple" xlink:href="#1.6.ShortLicense.oxt|outline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Shared installation with license 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an extensions is used which contains a license which only the admin (the person that installs the extension) has to accept. It can also be installed as user extension.</text:span></text:span></text:a></text:p>
      <text:p text:style-name="P2">Procedure: Use an office with locale en-US. <text:span text:style-name="Definition">Install the extension using either of these ways</text:span></text:p>
      <text:list xml:id="list31328498" text:continue-list="list31326231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span text:style-name="Definition"><text:span text:style-name="T1">unopkg add –shared.</text:span></text:span></text:p>
        </text:list-item>
      </text:list>
      <text:p text:style-name="P2"><text:a xlink:type="simple" xlink:href="" text:style-name="Internet_20_link" text:visited-style-name="Visited_20_Internet_20_Link"><text:span text:style-name="Definition"><text:span text:style-name="T1">Expected Result: The extension will be installed.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File: ShortLicenseShared.oxt (</text:span></text:span></text:a><text:a xlink:type="simple" xlink:href="#2.2.ShortLicenseShared.oxt|outline"><text:span text:style-name="Definition"><text:span text:style-name="T1">2.2ShortLicenseShared.oxt</text:span></text:span></text:a>)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Missing license referenc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the &lt;simple-license&gt; element has no child elements which is required.</text:span></text:span></text:a></text:p>
      <text:p text:style-name="P2">Procedure: <text:span text:style-name="Definition">Install the extension using either of these ways</text:span></text:p>
      <text:list xml:id="list31333869" text:continue-list="list31328498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2"><text:a xlink:type="simple" xlink:href="" text:style-name="Internet_20_link" text:visited-style-name="Visited_20_Internet_20_Link"><text:span text:style-name="Definition"><text:span text:style-name="T1">Expected Result: The extension will not be installed.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File: MissingLicRef.oxt (</text:span></text:span></text:a><text:a xlink:type="simple" xlink:href="#2.3.MissingLicRef.oxt|outline"><text:span text:style-name="Definition"><text:span text:style-name="T1">2.3MissingLicRef.oxt</text:span></text:span></text:a>)</text:p>
      <text:h text:style-name="Heading_20_2" text:outline-level="2">Missing license file</text:h>
      <text:p text:style-name="Text_20_body">In this test, a file containing the license text is missing from the extension.</text:p>
      <text:p text:style-name="P2"><text:soft-page-break/>Procedure: <text:span text:style-name="Definition">Install the extension using either of these ways</text:span></text:p>
      <text:list xml:id="list31305441" text:continue-list="list31333869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2"><text:a xlink:type="simple" xlink:href="" text:style-name="Internet_20_link" text:visited-style-name="Visited_20_Internet_20_Link"><text:span text:style-name="Definition"><text:span text:style-name="T1">Expected Result: The extension will not be installed.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File: MissingLic.oxt (</text:span></text:span></text:a><text:a xlink:type="simple" xlink:href="#2.4.MissingLic.oxt|outline"><text:span text:style-name="Definition"><text:span text:style-name="T1">2.4MissingLic.oxt</text:span></text:span></text:a><text:a xlink:type="simple" xlink:href="" text:style-name="Internet_20_link" text:visited-style-name="Visited_20_Internet_20_Link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No language attribut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the &lt;license-text&gt; elements have no lang attribute.</text:span></text:span></text:a></text:p>
      <text:p text:style-name="P2">Procedure: Use an office with locale en-US. <text:span text:style-name="Definition">Install the extension using either of these ways</text:span></text:p>
      <text:list xml:id="list31306003" text:continue-list="list31305441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2"><text:a xlink:type="simple" xlink:href="" text:style-name="Internet_20_link" text:visited-style-name="Visited_20_Internet_20_Link"><text:span text:style-name="Definition"><text:span text:style-name="T1">Expected Result: The extension may be installed. It would be correct if it is not installed because the lang attribute is required. However, if the default-license-id is properly set, the implementation may use it and allow the extension to be installed. 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Fille: NoLang.oxt (</text:span></text:span></text:a><text:a xlink:type="simple" xlink:href="#2.7.NoLang.oxt|outline"><text:span text:style-name="Definition"><text:span text:style-name="T1">2.7NoLang.oxt</text:span></text:span></text:a><text:a xlink:type="simple" xlink:href="" text:style-name="Internet_20_link" text:visited-style-name="Visited_20_Internet_20_Link"><text:span text:style-name="Definition"><text:span text:style-name="T1">)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/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No license-id and default-license-id attribut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st, <text:s/>&lt;simple-license&gt; has no default-license-id attribute and no &lt;license-text&gt; element has <text:s/>a license-id attribute.</text:span></text:span></text:a></text:p>
      <text:p text:style-name="P2">Procedure: Use an office with locale en-US. <text:span text:style-name="Definition">Install the extension using either of these ways</text:span></text:p>
      <text:list xml:id="list31317329" text:continue-list="list31306003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2"><text:a xlink:type="simple" xlink:href="" text:style-name="Internet_20_link" text:visited-style-name="Visited_20_Internet_20_Link"><text:span text:style-name="Definition"><text:span text:style-name="T1">Expected Result: The extension may be installed. It would be correct if it is not installed because <text:s/>these attributes are required. However, if there is a license with a locale that matches the office's locale, then the <text:s/>implementation may use it and allow the extension to be installed. 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Fille: NoDefLang.oxt (</text:span></text:span></text:a><text:a xlink:type="simple" xlink:href="#2.8.NoDefLang.oxt|outline"><text:span text:style-name="Definition"><text:span text:style-name="T1">2.8NoDefLang.oxt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Long Licens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In this text, the license text does not fit in the window and the user needs to scroll through the text.</text:span></text:span></text:a></text:p>
      <text:p text:style-name="P2"><text:soft-page-break/>Procedure: <text:span text:style-name="Definition">Install the extension using either of these ways</text:span></text:p>
      <text:list xml:id="list31328869" text:continue-list="list31317329" text:style-name="L3">
        <text:list-item text:start-value="1">
          <text:p text:style-name="P9"><text:span text:style-name="Definition"><text:span text:style-name="T1">Office, My Packages</text:span></text:span></text:p>
        </text:list-item>
        <text:list-item>
          <text:p text:style-name="P9"><text:span text:style-name="Definition"><text:span text:style-name="T1">unopkg gui, My Packages</text:span></text:span></text:p>
        </text:list-item>
        <text:list-item>
          <text:p text:style-name="P9"><text:span text:style-name="Definition"><text:span text:style-name="T1">unopkg gui, StarOffice Packages</text:span></text:span></text:p>
        </text:list-item>
        <text:list-item>
          <text:p text:style-name="P9"><text:span text:style-name="Definition"><text:span text:style-name="T1">unopkg add </text:span></text:span></text:p>
        </text:list-item>
        <text:list-item>
          <text:p text:style-name="P9"><text:a xlink:type="simple" xlink:href="" text:style-name="Internet_20_link" text:visited-style-name="Visited_20_Internet_20_Link"><text:span text:style-name="Definition"><text:span text:style-name="T1">unopkg add –shared</text:span></text:span></text:a></text:p>
        </text:list-item>
      </text:list>
      <text:p text:style-name="P2"><text:a xlink:type="simple" xlink:href="" text:style-name="Internet_20_link" text:visited-style-name="Visited_20_Internet_20_Link"><text:span text:style-name="Definition"><text:span text:style-name="T1">Expected Result: The license dialog will show the english license and the extension will be installed when the user accepts it.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File: LongLic.oxt (</text:span></text:span></text:a><text:a xlink:type="simple" xlink:href="#2.6.LongLic.oxt|outline"><text:span text:style-name="Definition"><text:span text:style-name="T1">2.6LongLic.oxt</text:span></text:span></text:a><text:a xlink:type="simple" xlink:href="" text:style-name="Internet_20_link" text:visited-style-name="Visited_20_Internet_20_Link"><text:span text:style-name="Definition"><text:span text:style-name="T1">)</text:span></text:span></text:a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Matching Locale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Requirements: Office uses Locale (UI) en-US.</text:span></text:span></text:a></text:p>
      <text:p text:style-name="Text_20_body"><text:a xlink:type="simple" xlink:href="" text:style-name="Internet_20_link" text:visited-style-name="Visited_20_Internet_20_Link"><text:span text:style-name="Definition"><text:span text:style-name="T1">When installing the following extensions, then the license dialog is displayed. The text contains only which locale is being used.</text:span>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xtension</text:p>
          </table:table-cell>
          <table:table-cell table:style-name="Table1.B1" office:value-type="string">
            <text:p text:style-name="Table_20_Contents">Locale of license</text:p>
          </table:table-cell>
        </table:table-row>
        <table:table-row>
          <table:table-cell table:style-name="Table1.A2" office:value-type="string">
            <text:p text:style-name="Table_20_Contents">Locale1.oxt</text:p>
          </table:table-cell>
          <table:table-cell table:style-name="Table1.B2" office:value-type="string">
            <text:p text:style-name="Table_20_Contents">en-US</text:p>
          </table:table-cell>
        </table:table-row>
        <table:table-row>
          <table:table-cell table:style-name="Table1.A2" office:value-type="string">
            <text:p text:style-name="Table_20_Contents">Locale2.oxt</text:p>
          </table:table-cell>
          <table:table-cell table:style-name="Table1.B2" office:value-type="string">
            <text:p text:style-name="Table_20_Contents">en-US-region1</text:p>
          </table:table-cell>
        </table:table-row>
        <table:table-row>
          <table:table-cell table:style-name="Table1.A2" office:value-type="string">
            <text:p text:style-name="Table_20_Contents">Locale3.oxt</text:p>
          </table:table-cell>
          <table:table-cell table:style-name="Table1.B2" office:value-type="string">
            <text:p text:style-name="Table_20_Contents">en</text:p>
          </table:table-cell>
        </table:table-row>
        <table:table-row>
          <table:table-cell table:style-name="Table1.A2" office:value-type="string">
            <text:p text:style-name="Table_20_Contents">Locale4.oxt</text:p>
          </table:table-cell>
          <table:table-cell table:style-name="Table1.B2" office:value-type="string">
            <text:p text:style-name="Table_20_Contents">en-GB</text:p>
          </table:table-cell>
        </table:table-row>
        <table:table-row>
          <table:table-cell table:style-name="Table1.A2" office:value-type="string">
            <text:p text:style-name="Table_20_Contents">Locale5.oxt</text:p>
          </table:table-cell>
          <table:table-cell table:style-name="Table1.B2" office:value-type="string">
            <text:p text:style-name="Table_20_Contents">de</text:p>
          </table:table-cell>
        </table:table-row>
        <table:table-row>
          <table:table-cell table:style-name="Table1.A2" office:value-type="string">
            <text:p text:style-name="Table_20_Contents">Locale6.oxt</text:p>
          </table:table-cell>
          <table:table-cell table:style-name="Table1.B2" office:value-type="string">
            <text:p text:style-name="Table_20_Contents">de-DE</text:p>
          </table:table-cell>
        </table:table-row>
      </table:table>
      <text:p text:style-name="Text_20_body"><text:a xlink:type="simple" xlink:href="" text:style-name="Internet_20_link" text:visited-style-name="Visited_20_Internet_20_Link"><text:span text:style-name="Definition"><text:span text:style-name="T1"/></text:span></text:a></text:p>
      <text:p text:style-name="Text_20_body"><text:a xlink:type="simple" xlink:href="" text:style-name="Internet_20_link" text:visited-style-name="Visited_20_Internet_20_Link"><text:span text:style-name="Definition"><text:span text:style-name="T1">Locale6.oxt uses the old way (till OOo 2.3 including) of determining the default locale. That is, it uses the attributes </text:span></text:span></text:a></text:p>
      <text:p text:style-name="Text_20_body"><text:a xlink:type="simple" xlink:href="/description/registration/simple-licence/@default-license-id"><text:span text:style-name="Definition"><text:span text:style-name="T1">/description/registration/simple-licence/@default-license-id</text:span></text:span></text:a></text:p>
      <text:p text:style-name="Text_20_body"><text:span text:style-name="Definition"><text:span text:style-name="T1">and</text:span></text:span></text:p>
      <text:p text:style-name="Text_20_body"><text:a xlink:type="simple" xlink:href="/description/registration/simple-licence/license-text/@default-license"><text:span text:style-name="Definition"><text:span text:style-name="T1">/description/registration/simple-licence/license-text/@default-license</text:span></text:span></text:a></text:p>
      <text:p text:style-name="Text_20_body"><text:span text:style-name="Definition"><text:span text:style-name="T1">The default is set to “de-DE”.</text:span></text:span></text:p>
      <text:p text:style-name="Text_20_body"><text:span text:style-name="Definition"><text:span text:style-name="T1">Locale5.oxt uses the method of determining the default locale, which is taking the first child element of simple-license.</text:span></text:span></text:p>
      <text:p text:style-name="Text_20_body"><text:span text:style-name="Definition"><text:span text:style-name="T1"/></text:span></text:p>
      <text:p text:style-name="P2"><text:span text:style-name="Definition"><text:span text:style-name="T1"/></text:span></text:p>
      <text:h text:style-name="Heading_20_2" text:outline-level="2"><text:a xlink:type="simple" xlink:href="" text:style-name="Internet_20_link" text:visited-style-name="Visited_20_Internet_20_Link"><text:span text:style-name="Definition"><text:span text:style-name="T1">Prefix Test</text:span></text:span></text:a></text:h>
      <text:p text:style-name="Text_20_body"><text:a xlink:type="simple" xlink:href="" text:style-name="Internet_20_link" text:visited-style-name="Visited_20_Internet_20_Link"><text:span text:style-name="Definition"><text:span text:style-name="T1">T</text:span></text:span></text:a><text:a xlink:type="simple" xlink:href="" text:style-name="Internet_20_link" text:visited-style-name="Visited_20_Internet_20_Link"><text:span text:style-name="Definition"><text:span text:style-name="T1">he test extension is basically the same as Locale6.oxt, but t</text:span></text:span></text:a><text:a xlink:type="simple" xlink:href="" text:style-name="Internet_20_link" text:visited-style-name="Visited_20_Internet_20_Link"><text:span text:style-name="Definition"><text:span text:style-name="T1">he simple-license and license-text elements use a namespace prefix which is the same as the default namespace.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Procedure: Use an office with locale en-US. </text:span></text:span></text:a></text:p>
      <text:p text:style-name="P2"><text:a xlink:type="simple" xlink:href="" text:style-name="Internet_20_link" text:visited-style-name="Visited_20_Internet_20_Link"><text:span text:style-name="Definition"><text:span text:style-name="T1">Expected Result: </text:span></text:span></text:a><text:a xlink:type="simple" xlink:href="" text:style-name="Internet_20_link" text:visited-style-name="Visited_20_Internet_20_Link"><text:span text:style-name="Definition"><text:span text:style-name="T1">The license dialog will show the license with lang=”de-DE”.</text:span></text:span></text:a></text:p>
      <text:p text:style-name="P2"><text:a xlink:type="simple" xlink:href="" text:style-name="Internet_20_link" text:visited-style-name="Visited_20_Internet_20_Link"><text:span text:style-name="Definition">File: prefix.oxt</text:span></text:a></text:p>
      <text:h text:style-name="Heading_20_2" text:outline-level="2"><text:soft-page-break/><text:a xlink:type="simple" xlink:href="" text:style-name="Internet_20_link" text:visited-style-name="Visited_20_Internet_20_Link"><text:span text:style-name="Definition">suppress-if-required</text:span></text:a></text:h>
      <text:p text:style-name="Text_20_body"><text:a xlink:type="simple" xlink:href="" text:style-name="Internet_20_link" text:visited-style-name="Visited_20_Internet_20_Link"><text:span text:style-name="Definition">The test extension is a modified Locale1.oxt, which uses:</text:span></text:a></text:p>
      <text:p text:style-name="Text_20_body"><text:a xlink:type="simple" xlink:href="" text:style-name="Internet_20_link" text:visited-style-name="Visited_20_Internet_20_Link"><text:span text:style-name="Definition"><text:s text:c="8"/>&lt;simple-license <text:s/>accept-by="user" suppress-if-required="true" &gt;</text:span></text:a></text:p>
      <text:p text:style-name="Text_20_body"><text:a xlink:type="simple" xlink:href="" text:style-name="Internet_20_link" text:visited-style-name="Visited_20_Internet_20_Link"><text:span text:style-name="Definition">Procedure: Install as shared <text:s/>and user extensions using the --suppress-license option.</text:span></text:a></text:p>
      <text:p text:style-name="Text_20_body"><text:a xlink:type="simple" xlink:href="" text:style-name="Internet_20_link" text:visited-style-name="Visited_20_Internet_20_Link"><text:span text:style-name="Definition">Expected Result: The license dialog will not be displayed and the extension is installed. There is no message because of using accept-by=“user“. This would otherwise abort the installation.</text:span></text:a></text:p>
      <text:p text:style-name="Text_20_body"><text:a xlink:type="simple" xlink:href="" text:style-name="Internet_20_link" text:visited-style-name="Visited_20_Internet_20_Link"><text:span text:style-name="Definition">File: suppress_license.oxt</text:span></text:a></text:p>
      <text:p text:style-name="P2"><text:a xlink:type="simple" xlink:href="" text:style-name="Internet_20_link" text:visited-style-name="Visited_20_Internet_20_Link"><text:span text:style-name="Definition"><text:span text:style-name="T1"/></text:span></text:a></text:p>
      <text:p text:style-name="P2"><text:span text:style-name="Definition"><text:span text:style-name="T1"/></text:span></text:p>
      <text:h text:style-name="Heading_20_1" text:outline-level="1"><text:span text:style-name="Definition"><text:span text:style-name="T1">Content of description.xml</text:span></text:span></text:h>
      <text:h text:style-name="P5" text:outline-level="2">ShortLicense.oxt</text:h>
      <text:p text:style-name="Preformatted_20_Text"><text:span text:style-name="Source_20_Text"><text:span text:style-name="T2">&lt;?xml version="1.0" encoding="UTF-8"?&gt;</text:span></text:span></text:p>
      <text:p text:style-name="Preformatted_20_Text"><text:span text:style-name="Source_20_Text"><text:span text:style-name="T2">&lt;description xmlns="http://openoffice.org/extensions/description/2006"</text:span></text:span></text:p>
      <text:p text:style-name="Preformatted_20_Text"><text:span text:style-name="Source_20_Text"><text:span text:style-name="T2"><text:s text:c="4"/>xmlns:xlink="http://www.w3.org/1999/xlink"&gt;</text:span></text:span></text:p>
      <text:p text:style-name="Preformatted_20_Text"><text:span text:style-name="Source_20_Text"><text:span text:style-name="T2"><text:s text:c="4"/>&lt;registration&gt;</text:span></text:span></text:p>
      <text:p text:style-name="Preformatted_20_Text"><text:span text:style-name="Source_20_Text"><text:span text:style-name="T2"><text:s text:c="8"/>&lt;simple-license <text:s/>accept-by="user" default-license-id="de"&gt;</text:span></text:span></text:p>
      <text:p text:style-name="Preformatted_20_Text"><text:span text:style-name="Source_20_Text"><text:span text:style-name="T2"><text:s text:c="12"/>&lt;license-text xlink:href="registration/license_de.txt" lang="de" license-id="de" /&gt;</text:span></text:span></text:p>
      <text:p text:style-name="Preformatted_20_Text"><text:span text:style-name="Source_20_Text"><text:span text:style-name="T2"><text:s text:c="12"/>&lt;license-text xlink:href="registration/license_en_US.txt" lang="en-US" /&gt;</text:span></text:span></text:p>
      <text:p text:style-name="Preformatted_20_Text"><text:span text:style-name="Source_20_Text"><text:span text:style-name="T2"><text:s text:c="8"/>&lt;/simple-license&gt;</text:span></text:span></text:p>
      <text:p text:style-name="Preformatted_20_Text"><text:span text:style-name="Source_20_Text"><text:span text:style-name="T2"><text:s text:c="4"/>&lt;/registration&gt;</text:span></text:span></text:p>
      <text:p text:style-name="Preformatted_20_Text"><text:span text:style-name="Source_20_Text"><text:span text:style-name="T2">&lt;/description&gt;</text:span></text:span></text:p>
      <text:h text:style-name="P6" text:outline-level="2">ShortLicenseShared.oxt</text:h>
      <text:p text:style-name="Preformatted_20_Text"><text:span text:style-name="Source_20_Text"><text:span text:style-name="T3">&lt;?xml version="1.0" encoding="UTF-8"?&gt;</text:span></text:span></text:p>
      <text:p text:style-name="Preformatted_20_Text"><text:span text:style-name="Source_20_Text"><text:span text:style-name="T3">&lt;description xmlns="http://openoffice.org/extensions/description/2006"</text:span></text:span></text:p>
      <text:p text:style-name="Preformatted_20_Text"><text:span text:style-name="Source_20_Text"><text:span text:style-name="T3"><text:s text:c="4"/>xmlns:xlink="http://www.w3.org/1999/xlink"&gt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4"/>&lt;registration&gt;</text:span></text:span></text:p>
      <text:p text:style-name="Preformatted_20_Text"><text:span text:style-name="Source_20_Text"><text:span text:style-name="T3"><text:s text:c="8"/>&lt;simple-license <text:s/>accept-by="admin" default-license-id="de"&gt;</text:span></text:span></text:p>
      <text:p text:style-name="Preformatted_20_Text"><text:span text:style-name="Source_20_Text"><text:span text:style-name="T3"><text:s text:c="12"/>&lt;license-text xlink:href="registration/license_de.txt" lang="de" license-id="de" /&gt;</text:span></text:span></text:p>
      <text:p text:style-name="Preformatted_20_Text"><text:span text:style-name="Source_20_Text"><text:span text:style-name="T3"><text:s text:c="12"/>&lt;license-text xlink:href="registration/license_en_US.txt" lang="en-US" /&gt;</text:span></text:span></text:p>
      <text:p text:style-name="Preformatted_20_Text"><text:span text:style-name="Source_20_Text"><text:span text:style-name="T3"><text:s text:c="8"/>&lt;/simple-license&gt;</text:span></text:span></text:p>
      <text:p text:style-name="Preformatted_20_Text"><text:span text:style-name="Source_20_Text"><text:span text:style-name="T3"><text:s text:c="4"/>&lt;/registration&gt;</text:span></text:span></text:p>
      <text:p text:style-name="Preformatted_20_Text"><text:span text:style-name="Source_20_Text"><text:span text:style-name="T3">&lt;/description&gt;</text:span></text:span></text:p>
      <text:p text:style-name="Preformatted_20_Text"><text:span text:style-name="Source_20_Text"><text:span text:style-name="T3"/></text:span></text:p>
      <text:h text:style-name="Heading_20_2" text:outline-level="2">MissingLicRef.oxt</text:h>
      <text:p text:style-name="P3">&lt;?xml version="1.0" encoding="UTF-8"?&gt;</text:p>
      <text:p text:style-name="P3">&lt;description xmlns="http://openoffice.org/extensions/description/2006"</text:p>
      <text:p text:style-name="P3"><text:s text:c="4"/>xmlns:xlink="http://www.w3.org/1999/xlink"&gt;</text:p>
      <text:p text:style-name="P3"><text:s text:c="8"/></text:p>
      <text:p text:style-name="P3"><text:s text:c="4"/>&lt;registration&gt;</text:p>
      <text:p text:style-name="P3"><text:s text:c="8"/>&lt;simple-license <text:s/>accept-by="admin" default-license-id="1"&gt;</text:p>
      <text:p text:style-name="P3"><text:s text:c="8"/>&lt;/simple-license&gt;</text:p>
      <text:p text:style-name="P3"><text:s text:c="4"/>&lt;/registration&gt;</text:p>
      <text:p text:style-name="P3">&lt;/description&gt;</text:p>
      <text:p text:style-name="P3"/>
      <text:p text:style-name="Preformatted_20_Text"/>
      <text:h text:style-name="Heading_20_2" text:outline-level="2">MissingLic.oxt</text:h>
      <text:p text:style-name="P3">&lt;?xml version="1.0" encoding="UTF-8"?&gt;</text:p>
      <text:p text:style-name="P3">&lt;description xmlns="http://openoffice.org/extensions/description/2006"</text:p>
      <text:p text:style-name="P3"><text:s text:c="4"/>xmlns:xlink="http://www.w3.org/1999/xlink"&gt;</text:p>
      <text:p text:style-name="P3"><text:soft-page-break/><text:s text:c="8"/></text:p>
      <text:p text:style-name="P3"><text:s text:c="4"/>&lt;registration&gt;</text:p>
      <text:p text:style-name="P3"><text:s text:c="8"/>&lt;simple-license <text:s/>accept-by="admin" default-license-id="en"&gt;</text:p>
      <text:p text:style-name="P3"><text:s text:c="12"/>&lt;license-text xlink:href="registration/license_en_US.txt" lang="en" license-id="en" /&gt;</text:p>
      <text:p text:style-name="P3"><text:s text:c="8"/>&lt;/simple-license&gt;</text:p>
      <text:p text:style-name="P3"><text:s text:c="4"/>&lt;/registration&gt;</text:p>
      <text:p text:style-name="P3">&lt;/description&gt;</text:p>
      <text:p text:style-name="P3"/>
      <text:p text:style-name="P3"/>
      <text:h text:style-name="Heading_20_2" text:outline-level="2">LongLic.oxt</text:h>
      <text:p text:style-name="P3">&lt;?xml version="1.0" encoding="UTF-8"?&gt;</text:p>
      <text:p text:style-name="P3">&lt;description xmlns="http://openoffice.org/extensions/description/2006"</text:p>
      <text:p text:style-name="P3"><text:s text:c="4"/>xmlns:xsi="http://www.w3.org/2001/XMLSchema-instance"</text:p>
      <text:p text:style-name="P3"><text:s text:c="4"/>xmlns:xlink="http://www.w3.org/1999/xlink"&gt;</text:p>
      <text:p text:style-name="P3"><text:s text:c="8"/></text:p>
      <text:p text:style-name="P3"><text:s text:c="4"/>&lt;registration&gt;</text:p>
      <text:p text:style-name="P3"><text:s text:c="8"/>&lt;simple-license <text:s/>accept-by="admin"&gt;</text:p>
      <text:p text:style-name="P3"><text:s text:c="12"/>&lt;license-text xlink:href="registration/license_de.txt" <text:s/>lang="de" default="yes"/&gt;</text:p>
      <text:p text:style-name="P3"><text:s text:c="12"/>&lt;license-text xlink:href="registration/license_en_US.txt" lang="en" <text:s/>/&gt;</text:p>
      <text:p text:style-name="P3"><text:s text:c="8"/>&lt;/simple-license&gt;</text:p>
      <text:p text:style-name="P3"><text:s text:c="4"/>&lt;/registration&gt;</text:p>
      <text:p text:style-name="P3">&lt;/description&gt;</text:p>
      <text:p text:style-name="P3"/>
      <text:h text:style-name="Heading_20_2" text:outline-level="2">NoLang.oxt</text:h>
      <text:p text:style-name="P3">&lt;?xml version="1.0" encoding="UTF-8"?&gt;</text:p>
      <text:p text:style-name="P3">&lt;description xmlns="http://openoffice.org/extensions/description/2006"</text:p>
      <text:p text:style-name="P3"><text:s text:c="4"/>xmlns:xlink="http://www.w3.org/1999/xlink"&gt;</text:p>
      <text:p text:style-name="P3"><text:s text:c="8"/></text:p>
      <text:p text:style-name="P3"><text:s text:c="4"/>&lt;registration&gt;</text:p>
      <text:p text:style-name="P3"><text:s text:c="8"/>&lt;simple-license <text:s/>accept-by="admin" default-license-id="de"&gt;</text:p>
      <text:p text:style-name="P3"><text:s text:c="12"/>&lt;license-text xlink:href="registration/license_de.txt" license-id="de" <text:s/>/&gt;</text:p>
      <text:p text:style-name="P3"><text:s text:c="12"/>&lt;license-text xlink:href="registration/license_en_US.txt" <text:s/>/&gt;</text:p>
      <text:p text:style-name="P3"><text:s text:c="8"/>&lt;/simple-license&gt;</text:p>
      <text:p text:style-name="P3"><text:s text:c="4"/>&lt;/registration&gt;</text:p>
      <text:p text:style-name="P3">&lt;/description&gt;</text:p>
      <text:h text:style-name="Heading_20_2" text:outline-level="2">NoDefLang.oxt</text:h>
      <text:p text:style-name="P3">&lt;?xml version="1.0" encoding="UTF-8"?&gt;</text:p>
      <text:p text:style-name="P3">&lt;description xmlns="http://openoffice.org/extensions/description/2006"</text:p>
      <text:p text:style-name="P3"><text:s text:c="4"/>xmlns:xlink="http://www.w3.org/1999/xlink"&gt;</text:p>
      <text:p text:style-name="P3"><text:s text:c="8"/></text:p>
      <text:p text:style-name="P3"><text:s text:c="4"/>&lt;registration&gt;</text:p>
      <text:p text:style-name="P3"><text:s text:c="8"/>&lt;simple-license <text:s/>accept-by="admin"&gt;</text:p>
      <text:p text:style-name="P3"><text:s text:c="12"/>&lt;license-text xlink:href="registration/license_de.txt" lang="de" /&gt;</text:p>
      <text:p text:style-name="P3"><text:s text:c="12"/>&lt;license-text xlink:href="registration/license_en-US.txt" lang="en" /&gt;</text:p>
      <text:p text:style-name="P3"><text:s text:c="8"/>&lt;/simple-license&gt;</text:p>
      <text:p text:style-name="P3"><text:s text:c="4"/>&lt;/registration&gt;</text:p>
      <text:p text:style-name="P3">&lt;/description&gt;</text:p>
      <text:p text:style-name="P3"/>
      <text:h text:style-name="Heading_20_2" text:outline-level="2">suppress_license.oxt</text:h>
      <text:p text:style-name="P3">&lt;?xml version="1.0" encoding="UTF-8"?&gt;</text:p>
      <text:p text:style-name="P3">&lt;description xmlns="http://openoffice.org/extensions/description/2006" </text:p>
      <text:p text:style-name="P3"><text:s text:c="4"/>xmlns:xlink="http://www.w3.org/1999/xlink"&gt;</text:p>
      <text:p text:style-name="P3"><text:s text:c="8"/></text:p>
      <text:p text:style-name="P3"><text:s text:c="4"/>&lt;registration&gt;</text:p>
      <text:p text:style-name="P3"><text:s text:c="8"/>&lt;simple-license <text:s/>accept-by="user" suppress-if-required="true" &gt;</text:p>
      <text:p text:style-name="P3"><text:s text:c="12"/>&lt;license-text xlink:href="registration/license_de.txt" lang="de" /&gt;</text:p>
      <text:p text:style-name="P3"><text:s text:c="12"/>&lt;license-text xlink:href="registration/license_en.txt" lang="en" /&gt;</text:p>
      <text:p text:style-name="P3"><text:s text:c="12"/>&lt;license-text xlink:href="registration/license_de-DE.txt" lang="de-DE" /&gt;</text:p>
      <text:p text:style-name="P3"><text:tab/> <text:s text:c="3"/>&lt;license-text xlink:href="registration/license_de-DE-altmark.txt" lang="de-DE-altmark" /&gt;</text:p>
      <text:p text:style-name="P3"><text:tab/> <text:s text:c="3"/>&lt;license-text xlink:href="registration/license_en-GB.txt" lang="en-GB" /&gt;</text:p>
      <text:p text:style-name="P3"><text:tab/> <text:s text:c="3"/>&lt;license-text xlink:href="registration/license_en-US.txt" lang="en-US" /&gt;</text:p>
      <text:p text:style-name="P3"><text:soft-page-break/><text:tab/> <text:s text:c="3"/>&lt;license-text xlink:href="registration/license_en-US-region1.txt" lang="en-US-region1" /&gt;</text:p>
      <text:p text:style-name="P3"><text:tab/> <text:s text:c="3"/>&lt;license-text xlink:href="registration/license_en-US-region2.txt" lang="en-US-region2" /&gt;</text:p>
      <text:p text:style-name="P3"><text:tab/> <text:s text:c="3"/>&lt;license-text xlink:href="registration/license_en-region3.txt" lang="en-region3" /&gt;</text:p>
      <text:p text:style-name="P3"><text:s text:c="8"/>&lt;/simple-license&gt;</text:p>
      <text:p text:style-name="P3"><text:s text:c="4"/>&lt;/registration&gt;</text:p>
      <text:p text:style-name="P3">&lt;/description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4pt" fo:font-weight="normal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text-properties style:font-name="Albany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Definition" style:family="text"/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$Win32 OpenOffice.org_project/310m19$Build-9420</meta:generator>
    <meta:creation-date>2006-07-07T10:22:53</meta:creation-date>
    <dc:date>2010-02-11T11:20:50.29</dc:date>
    <dc:language>de-DE</dc:language>
    <meta:editing-cycles>105</meta:editing-cycles>
    <meta:editing-duration>PT12H33M46S</meta:editing-duration>
    <dc:creator>Joachim Lingner</dc:creator>
    <meta:document-statistic meta:table-count="1" meta:image-count="0" meta:object-count="0" meta:page-count="8" meta:paragraph-count="278" meta:word-count="1366" meta:character-count="11942"/>
    <meta:user-defined meta:name="Info 1"/>
    <meta:user-defined meta:name="Info 2"/>
    <meta:user-defined meta:name="Info 3"/>
    <meta:user-defined meta:name="Info 4"/>
  </office:meta>
</office:document-meta>
</file>